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8">
            <text:p>Lithuania-18</text:p>
          </table:table-cell>
          <table:table-cell office:value-type="float" office:value="55.67">
            <text:p>55.67</text:p>
          </table:table-cell>
          <table:table-cell office:value-type="float" office:value="21.11">
            <text:p>21.11</text:p>
          </table:table-cell>
          <table:table-cell office:value-type="float" office:value="7950.0">
            <text:p>7950.0</text:p>
          </table:table-cell>
          <table:table-cell office:value-type="float" office:value="500.0">
            <text:p>50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.5">
            <text:p>-12.5</text:p>
          </table:table-cell>
          <table:table-cell office:value-type="float" office:value="0.5099019317476744">
            <text:p>0.5099019317476744</text:p>
          </table:table-cell>
          <table:table-cell office:value-type="float" office:value="0.5099019317476744">
            <text:p>0.5099019317476744</text:p>
          </table:table-cell>
          <table:table-cell office:value-type="string" office:value="BitinasEtal2000,BitinasEtal2001,RosentauEtal2021">
            <text:p>BitinasEtal2000,BitinasEtal200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152">
            <text:p>Vs-1152</text:p>
          </table:table-cell>
          <table:table-cell office:value-type="float" office:value="55.35">
            <text:p>55.35</text:p>
          </table:table-cell>
          <table:table-cell office:value-type="float" office:value="21.2">
            <text:p>21.2</text:p>
          </table:table-cell>
          <table:table-cell office:value-type="float" office:value="12545.0">
            <text:p>12545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3">
            <text:p>2.3</text:p>
          </table:table-cell>
          <table:table-cell office:value-type="float" office:value="0.5003998401278722">
            <text:p>0.5003998401278722</text:p>
          </table:table-cell>
          <table:table-cell office:value-type="float" office:value="0.5003998401278722">
            <text:p>0.5003998401278722</text:p>
          </table:table-cell>
          <table:table-cell office:value-type="string" office:value="BitinasEtal2002,RosentauEtal2021">
            <text:p>BitinasEtal200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153">
            <text:p>Vs-1153</text:p>
          </table:table-cell>
          <table:table-cell office:value-type="float" office:value="55.35">
            <text:p>55.35</text:p>
          </table:table-cell>
          <table:table-cell office:value-type="float" office:value="21.2">
            <text:p>21.2</text:p>
          </table:table-cell>
          <table:table-cell office:value-type="float" office:value="12325.0">
            <text:p>12325.0</text:p>
          </table:table-cell>
          <table:table-cell office:value-type="float" office:value="190.0">
            <text:p>1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2">
            <text:p>2.2</text:p>
          </table:table-cell>
          <table:table-cell office:value-type="float" office:value="0.5003998401278722">
            <text:p>0.5003998401278722</text:p>
          </table:table-cell>
          <table:table-cell office:value-type="float" office:value="0.5003998401278722">
            <text:p>0.5003998401278722</text:p>
          </table:table-cell>
          <table:table-cell office:value-type="string" office:value="BitinasEtal2002,RosentauEtal2021">
            <text:p>BitinasEtal200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161">
            <text:p>Vs-1161</text:p>
          </table:table-cell>
          <table:table-cell office:value-type="float" office:value="55.35">
            <text:p>55.35</text:p>
          </table:table-cell>
          <table:table-cell office:value-type="float" office:value="21.2">
            <text:p>21.2</text:p>
          </table:table-cell>
          <table:table-cell office:value-type="float" office:value="13540.0">
            <text:p>13540.0</text:p>
          </table:table-cell>
          <table:table-cell office:value-type="float" office:value="215.0">
            <text:p>21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1">
            <text:p>2.1</text:p>
          </table:table-cell>
          <table:table-cell office:value-type="float" office:value="0.5002249493977684">
            <text:p>0.5002249493977684</text:p>
          </table:table-cell>
          <table:table-cell office:value-type="float" office:value="0.5002249493977684">
            <text:p>0.5002249493977684</text:p>
          </table:table-cell>
          <table:table-cell office:value-type="string" office:value="BitinasEtal2002,RosentauEtal2021">
            <text:p>BitinasEtal200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7">
            <text:p>Lithuania-17</text:p>
          </table:table-cell>
          <table:table-cell office:value-type="float" office:value="55.45">
            <text:p>55.45</text:p>
          </table:table-cell>
          <table:table-cell office:value-type="float" office:value="20.72">
            <text:p>20.72</text:p>
          </table:table-cell>
          <table:table-cell office:value-type="float" office:value="4345.0">
            <text:p>4345.0</text:p>
          </table:table-cell>
          <table:table-cell office:value-type="float" office:value="250.0">
            <text:p>25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7.5">
            <text:p>-47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elumbauskaite2009,RosentauEtal2021">
            <text:p>Gelumbauskaite2009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388">
            <text:p>Vs-1388</text:p>
          </table:table-cell>
          <table:table-cell office:value-type="float" office:value="55.85">
            <text:p>55.85</text:p>
          </table:table-cell>
          <table:table-cell office:value-type="float" office:value="21.05">
            <text:p>21.05</text:p>
          </table:table-cell>
          <table:table-cell office:value-type="float" office:value="7775.0">
            <text:p>7775.0</text:p>
          </table:table-cell>
          <table:table-cell office:value-type="float" office:value="115.0">
            <text:p>115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1.5">
            <text:p>-21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7">
            <text:p>Lithuania-07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6545.0">
            <text:p>6545.0</text:p>
          </table:table-cell>
          <table:table-cell office:value-type="float" office:value="250.0">
            <text:p>25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7.0">
            <text:p>-17.0</text:p>
          </table:table-cell>
          <table:table-cell office:value-type="float" office:value="0.5024938009568277">
            <text:p>0.5024938009568277</text:p>
          </table:table-cell>
          <table:table-cell office:value-type="float" office:value="0.5024938009568277">
            <text:p>0.5024938009568277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496">
            <text:p>Vs-1496</text:p>
          </table:table-cell>
          <table:table-cell office:value-type="float" office:value="55.72">
            <text:p>55.72</text:p>
          </table:table-cell>
          <table:table-cell office:value-type="float" office:value="21.1">
            <text:p>21.1</text:p>
          </table:table-cell>
          <table:table-cell office:value-type="float" office:value="7750.0">
            <text:p>775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0">
            <text:p>-13.0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589">
            <text:p>Vs-1589</text:p>
          </table:table-cell>
          <table:table-cell office:value-type="float" office:value="55.67">
            <text:p>55.67</text:p>
          </table:table-cell>
          <table:table-cell office:value-type="float" office:value="21.13">
            <text:p>21.13</text:p>
          </table:table-cell>
          <table:table-cell office:value-type="float" office:value="9760.0">
            <text:p>9760.0</text:p>
          </table:table-cell>
          <table:table-cell office:value-type="float" office:value="195.0">
            <text:p>19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5.0">
            <text:p>-15.0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372">
            <text:p>Vs-1372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0335.0">
            <text:p>10335.0</text:p>
          </table:table-cell>
          <table:table-cell office:value-type="float" office:value="80.0">
            <text:p>80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5.5">
            <text:p>-35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BitinasEtal2003,RosentauEtal2021">
            <text:p>BitinasEtal2003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6">
            <text:p>Lithuania-06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6345.0">
            <text:p>6345.0</text:p>
          </table:table-cell>
          <table:table-cell office:value-type="float" office:value="250.0">
            <text:p>25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5.5">
            <text:p>-15.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UGAMS-03139">
            <text:p>UGAMS-03139</text:p>
          </table:table-cell>
          <table:table-cell office:value-type="float" office:value="55.38">
            <text:p>55.38</text:p>
          </table:table-cell>
          <table:table-cell office:value-type="float" office:value="20.75">
            <text:p>20.75</text:p>
          </table:table-cell>
          <table:table-cell office:value-type="float" office:value="6875.0">
            <text:p>6875.0</text:p>
          </table:table-cell>
          <table:table-cell office:value-type="float" office:value="35.0">
            <text:p>35.0</text:p>
          </table:table-cell>
          <table:table-cell office:value-type="string" office:value="Marine shells">
            <text:p>Marine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4.0">
            <text:p>-34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elumbauskaite2009,RosentauEtal2021">
            <text:p>Gelumbauskaite2009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4">
            <text:p>Lithuania-04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5845.0">
            <text:p>5845.0</text:p>
          </table:table-cell>
          <table:table-cell office:value-type="float" office:value="250.0">
            <text:p>25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4.0">
            <text:p>-14.0</text:p>
          </table:table-cell>
          <table:table-cell office:value-type="float" office:value="0.5099019317476744">
            <text:p>0.5099019317476744</text:p>
          </table:table-cell>
          <table:table-cell office:value-type="float" office:value="0.5099019317476744">
            <text:p>0.5099019317476744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3">
            <text:p>Lithuania-03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5745.0">
            <text:p>5745.0</text:p>
          </table:table-cell>
          <table:table-cell office:value-type="float" office:value="200.0">
            <text:p>20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.5">
            <text:p>-12.5</text:p>
          </table:table-cell>
          <table:table-cell office:value-type="float" office:value="0.5024937512050175">
            <text:p>0.5024937512050175</text:p>
          </table:table-cell>
          <table:table-cell office:value-type="float" office:value="0.5024937512050175">
            <text:p>0.5024937512050175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2">
            <text:p>Lithuania-02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5645.0">
            <text:p>5645.0</text:p>
          </table:table-cell>
          <table:table-cell office:value-type="float" office:value="200.0">
            <text:p>20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.0">
            <text:p>-12.0</text:p>
          </table:table-cell>
          <table:table-cell office:value-type="float" office:value="0.5099019317476744">
            <text:p>0.5099019317476744</text:p>
          </table:table-cell>
          <table:table-cell office:value-type="float" office:value="0.5099019317476744">
            <text:p>0.5099019317476744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646">
            <text:p>Vs-1646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0890.0">
            <text:p>10890.0</text:p>
          </table:table-cell>
          <table:table-cell office:value-type="float" office:value="135.0">
            <text:p>135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6.5">
            <text:p>-36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1">
            <text:p>Lithuania-01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5645.0">
            <text:p>5645.0</text:p>
          </table:table-cell>
          <table:table-cell office:value-type="float" office:value="200.0">
            <text:p>20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0.5024937512050175">
            <text:p>0.5024937512050175</text:p>
          </table:table-cell>
          <table:table-cell office:value-type="float" office:value="0.5024937512050175">
            <text:p>0.5024937512050175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2272">
            <text:p>Vs-2272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1090.0">
            <text:p>11090.0</text:p>
          </table:table-cell>
          <table:table-cell office:value-type="float" office:value="70.0">
            <text:p>70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3.5">
            <text:p>-33.5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ZulkusGirininkas2012,RosentauEtal2021">
            <text:p>ZulkusGirininkas201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UGAMS-03138">
            <text:p>UGAMS-03138</text:p>
          </table:table-cell>
          <table:table-cell office:value-type="float" office:value="55.4">
            <text:p>55.4</text:p>
          </table:table-cell>
          <table:table-cell office:value-type="float" office:value="20.77">
            <text:p>20.77</text:p>
          </table:table-cell>
          <table:table-cell office:value-type="float" office:value="4605.0">
            <text:p>4605.0</text:p>
          </table:table-cell>
          <table:table-cell office:value-type="float" office:value="100.0">
            <text:p>100.0</text:p>
          </table:table-cell>
          <table:table-cell office:value-type="string" office:value="Marine shells">
            <text:p>Marine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6.0">
            <text:p>-36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elumbauskaite2009,RosentauEtal2021">
            <text:p>Gelumbauskaite2009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2273">
            <text:p>Vs-2273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0650.0">
            <text:p>10650.0</text:p>
          </table:table-cell>
          <table:table-cell office:value-type="float" office:value="215.0">
            <text:p>215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4.0">
            <text:p>-34.0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ZulkusGirininkas2012,RosentauEtal2021">
            <text:p>ZulkusGirininkas201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Tln-2069">
            <text:p>Tln-2069</text:p>
          </table:table-cell>
          <table:table-cell office:value-type="float" office:value="55.76">
            <text:p>55.76</text:p>
          </table:table-cell>
          <table:table-cell office:value-type="float" office:value="21.09">
            <text:p>21.09</text:p>
          </table:table-cell>
          <table:table-cell office:value-type="float" office:value="6130.0">
            <text:p>6130.0</text:p>
          </table:table-cell>
          <table:table-cell office:value-type="float" office:value="77.5">
            <text:p>77.5</text:p>
          </table:table-cell>
          <table:table-cell office:value-type="string" office:value="Marine shells">
            <text:p>Marine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.0">
            <text:p>-9.0</text:p>
          </table:table-cell>
          <table:table-cell office:value-type="float" office:value="0.7433034373659253">
            <text:p>0.7433034373659253</text:p>
          </table:table-cell>
          <table:table-cell office:value-type="float" office:value="0.7433034373659253">
            <text:p>0.7433034373659253</text:p>
          </table:table-cell>
          <table:table-cell office:value-type="string" office:value="BitinasEtal2000,RosentauEtal2021">
            <text:p>BitinasEtal2000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5">
            <text:p>Lithuania-05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6045.0">
            <text:p>6045.0</text:p>
          </table:table-cell>
          <table:table-cell office:value-type="float" office:value="250.0">
            <text:p>25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5.0">
            <text:p>-15.0</text:p>
          </table:table-cell>
          <table:table-cell office:value-type="float" office:value="0.5024938009568277">
            <text:p>0.5024938009568277</text:p>
          </table:table-cell>
          <table:table-cell office:value-type="float" office:value="0.5024938009568277">
            <text:p>0.5024938009568277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657">
            <text:p>Vs-1657</text:p>
          </table:table-cell>
          <table:table-cell office:value-type="float" office:value="55.47">
            <text:p>55.47</text:p>
          </table:table-cell>
          <table:table-cell office:value-type="float" office:value="20.95">
            <text:p>20.95</text:p>
          </table:table-cell>
          <table:table-cell office:value-type="float" office:value="10410.0">
            <text:p>10410.0</text:p>
          </table:table-cell>
          <table:table-cell office:value-type="float" office:value="150.0">
            <text:p>15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3.0">
            <text:p>-33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TrimonisEtal2007,Gelumbauskaite2009,RosentauEtal2021">
            <text:p>TrimonisEtal2007,Gelumbauskaite2009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2">
            <text:p>Lithuania-12</text:p>
          </table:table-cell>
          <table:table-cell office:value-type="float" office:value="55.43">
            <text:p>55.43</text:p>
          </table:table-cell>
          <table:table-cell office:value-type="float" office:value="21.26">
            <text:p>21.26</text:p>
          </table:table-cell>
          <table:table-cell office:value-type="float" office:value="4850.0">
            <text:p>4850.0</text:p>
          </table:table-cell>
          <table:table-cell office:value-type="float" office:value="250.0">
            <text:p>25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2257">
            <text:p>Vs-2257</text:p>
          </table:table-cell>
          <table:table-cell office:value-type="float" office:value="55.52">
            <text:p>55.52</text:p>
          </table:table-cell>
          <table:table-cell office:value-type="float" office:value="20.96">
            <text:p>20.96</text:p>
          </table:table-cell>
          <table:table-cell office:value-type="float" office:value="11180.0">
            <text:p>11180.0</text:p>
          </table:table-cell>
          <table:table-cell office:value-type="float" office:value="207.5">
            <text:p>207.5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8.5">
            <text:p>-38.5</text:p>
          </table:table-cell>
          <table:table-cell office:value-type="float" office:value="1.0307764064044151">
            <text:p>1.0307764064044151</text:p>
          </table:table-cell>
          <table:table-cell office:value-type="float" office:value="1.0307764064044151">
            <text:p>1.0307764064044151</text:p>
          </table:table-cell>
          <table:table-cell office:value-type="string" office:value="ZulkusGirininkas2012,RosentauEtal2021">
            <text:p>ZulkusGirininkas201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5">
            <text:p>Lithuania-15</text:p>
          </table:table-cell>
          <table:table-cell office:value-type="float" office:value="55.43">
            <text:p>55.43</text:p>
          </table:table-cell>
          <table:table-cell office:value-type="float" office:value="21.27">
            <text:p>21.27</text:p>
          </table:table-cell>
          <table:table-cell office:value-type="float" office:value="5750.0">
            <text:p>5750.0</text:p>
          </table:table-cell>
          <table:table-cell office:value-type="float" office:value="250.0">
            <text:p>25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5">
            <text:p>-0.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6">
            <text:p>Lithuania-16</text:p>
          </table:table-cell>
          <table:table-cell office:value-type="float" office:value="55.43">
            <text:p>55.43</text:p>
          </table:table-cell>
          <table:table-cell office:value-type="float" office:value="21.27">
            <text:p>21.27</text:p>
          </table:table-cell>
          <table:table-cell office:value-type="float" office:value="7850.0">
            <text:p>7850.0</text:p>
          </table:table-cell>
          <table:table-cell office:value-type="float" office:value="300.0">
            <text:p>30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5">
            <text:p>-1.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1">
            <text:p>Lithuania-11</text:p>
          </table:table-cell>
          <table:table-cell office:value-type="float" office:value="55.43">
            <text:p>55.43</text:p>
          </table:table-cell>
          <table:table-cell office:value-type="float" office:value="21.26">
            <text:p>21.26</text:p>
          </table:table-cell>
          <table:table-cell office:value-type="float" office:value="4750.0">
            <text:p>4750.0</text:p>
          </table:table-cell>
          <table:table-cell office:value-type="float" office:value="300.0">
            <text:p>30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4">
            <text:p>Lithuania-14</text:p>
          </table:table-cell>
          <table:table-cell office:value-type="float" office:value="55.43">
            <text:p>55.43</text:p>
          </table:table-cell>
          <table:table-cell office:value-type="float" office:value="21.26">
            <text:p>21.26</text:p>
          </table:table-cell>
          <table:table-cell office:value-type="float" office:value="8350.0">
            <text:p>8350.0</text:p>
          </table:table-cell>
          <table:table-cell office:value-type="float" office:value="450.0">
            <text:p>45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.0">
            <text:p>-3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3">
            <text:p>Lithuania-13</text:p>
          </table:table-cell>
          <table:table-cell office:value-type="float" office:value="55.43">
            <text:p>55.43</text:p>
          </table:table-cell>
          <table:table-cell office:value-type="float" office:value="21.26">
            <text:p>21.26</text:p>
          </table:table-cell>
          <table:table-cell office:value-type="float" office:value="6850.0">
            <text:p>6850.0</text:p>
          </table:table-cell>
          <table:table-cell office:value-type="float" office:value="450.0">
            <text:p>45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0">
            <text:p>-4.0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Tln-2067">
            <text:p>Tln-2067</text:p>
          </table:table-cell>
          <table:table-cell office:value-type="float" office:value="56.06">
            <text:p>56.06</text:p>
          </table:table-cell>
          <table:table-cell office:value-type="float" office:value="21.07">
            <text:p>21.07</text:p>
          </table:table-cell>
          <table:table-cell office:value-type="float" office:value="7115.0">
            <text:p>7115.0</text:p>
          </table:table-cell>
          <table:table-cell office:value-type="float" office:value="75.0">
            <text:p>75.0</text:p>
          </table:table-cell>
          <table:table-cell office:value-type="string" office:value="Marine shells">
            <text:p>Marine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.0">
            <text:p>-11.0</text:p>
          </table:table-cell>
          <table:table-cell office:value-type="float" office:value="0.6726812023536856">
            <text:p>0.6726812023536856</text:p>
          </table:table-cell>
          <table:table-cell office:value-type="float" office:value="0.6726812023536856">
            <text:p>0.6726812023536856</text:p>
          </table:table-cell>
          <table:table-cell office:value-type="string" office:value="BitinasEtal2000,RosentauEtal2021">
            <text:p>BitinasEtal2000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0">
            <text:p>Lithuania-10</text:p>
          </table:table-cell>
          <table:table-cell office:value-type="float" office:value="55.38">
            <text:p>55.38</text:p>
          </table:table-cell>
          <table:table-cell office:value-type="float" office:value="20.75">
            <text:p>20.75</text:p>
          </table:table-cell>
          <table:table-cell office:value-type="float" office:value="6745.0">
            <text:p>6745.0</text:p>
          </table:table-cell>
          <table:table-cell office:value-type="float" office:value="250.0">
            <text:p>25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4.0">
            <text:p>-34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elumbauskaite2009,RosentauEtal2021">
            <text:p>Gelumbauskaite2009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9">
            <text:p>Lithuania-09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6645.0">
            <text:p>6645.0</text:p>
          </table:table-cell>
          <table:table-cell office:value-type="float" office:value="250.0">
            <text:p>25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9.5">
            <text:p>-19.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2254">
            <text:p>Vs-2254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0905.0">
            <text:p>10905.0</text:p>
          </table:table-cell>
          <table:table-cell office:value-type="float" office:value="135.0">
            <text:p>135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4.0">
            <text:p>-34.0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ZulkusGirininkas2012,RosentauEtal2021">
            <text:p>ZulkusGirininkas201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2255">
            <text:p>Vs-2255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0490.0">
            <text:p>10490.0</text:p>
          </table:table-cell>
          <table:table-cell office:value-type="float" office:value="112.5">
            <text:p>112.5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3.5">
            <text:p>-33.5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ZulkusGirininkas2012,RosentauEtal2021">
            <text:p>ZulkusGirininkas201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Lithuania-21">
            <text:p>Lithuania-21</text:p>
          </table:table-cell>
          <table:table-cell office:value-type="float" office:value="55.72">
            <text:p>55.72</text:p>
          </table:table-cell>
          <table:table-cell office:value-type="float" office:value="21.07">
            <text:p>21.07</text:p>
          </table:table-cell>
          <table:table-cell office:value-type="float" office:value="9480.0">
            <text:p>9480.0</text:p>
          </table:table-cell>
          <table:table-cell office:value-type="float" office:value="30.0">
            <text:p>30.0</text:p>
          </table:table-cell>
          <table:table-cell office:value-type="string" office:value="Fishing wooden fence">
            <text:p>Fishing wooden fen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7.5">
            <text:p>-17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GirininkasZulkus2017,RosentauEtal2021">
            <text:p>GirininkasZulkus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20">
            <text:p>Lithuania-20</text:p>
          </table:table-cell>
          <table:table-cell office:value-type="float" office:value="56.05">
            <text:p>56.05</text:p>
          </table:table-cell>
          <table:table-cell office:value-type="float" office:value="21.07">
            <text:p>21.07</text:p>
          </table:table-cell>
          <table:table-cell office:value-type="float" office:value="6950.0">
            <text:p>6950.0</text:p>
          </table:table-cell>
          <table:table-cell office:value-type="float" office:value="500.0">
            <text:p>50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5">
            <text:p>-8.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BitinasEtal2000,BitinasEtal2001,RosentauEtal2021">
            <text:p>BitinasEtal2000,BitinasEtal200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8">
            <text:p>Lithuania-08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6645.0">
            <text:p>6645.0</text:p>
          </table:table-cell>
          <table:table-cell office:value-type="float" office:value="250.0">
            <text:p>25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8.5">
            <text:p>-18.5</text:p>
          </table:table-cell>
          <table:table-cell office:value-type="float" office:value="0.5024938009568277">
            <text:p>0.5024938009568277</text:p>
          </table:table-cell>
          <table:table-cell office:value-type="float" office:value="0.5024938009568277">
            <text:p>0.5024938009568277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2019">
            <text:p>Vs-2019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0365.0">
            <text:p>10365.0</text:p>
          </table:table-cell>
          <table:table-cell office:value-type="float" office:value="150.0">
            <text:p>150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3.0">
            <text:p>-33.0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ZulkusGirininkas2012,RosentauEtal2021">
            <text:p>ZulkusGirininkas201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2018">
            <text:p>Vs-2018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0365.0">
            <text:p>10365.0</text:p>
          </table:table-cell>
          <table:table-cell office:value-type="float" office:value="150.0">
            <text:p>150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3.5">
            <text:p>-33.5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ZulkusGirininkas2012,RosentauEtal2021">
            <text:p>ZulkusGirininkas201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765">
            <text:p>Vs-1765</text:p>
          </table:table-cell>
          <table:table-cell office:value-type="float" office:value="55.67">
            <text:p>55.67</text:p>
          </table:table-cell>
          <table:table-cell office:value-type="float" office:value="21.0">
            <text:p>21.0</text:p>
          </table:table-cell>
          <table:table-cell office:value-type="float" office:value="9540.0">
            <text:p>9540.0</text:p>
          </table:table-cell>
          <table:table-cell office:value-type="float" office:value="100.0">
            <text:p>100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5">
            <text:p>-20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9">
            <text:p>Lithuania-19</text:p>
          </table:table-cell>
          <table:table-cell office:value-type="float" office:value="56.05">
            <text:p>56.05</text:p>
          </table:table-cell>
          <table:table-cell office:value-type="float" office:value="21.07">
            <text:p>21.07</text:p>
          </table:table-cell>
          <table:table-cell office:value-type="float" office:value="5450.0">
            <text:p>5450.0</text:p>
          </table:table-cell>
          <table:table-cell office:value-type="float" office:value="425.0">
            <text:p>425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0">
            <text:p>-5.0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BitinasEtal2000,BitinasEtal2001,RosentauEtal2021">
            <text:p>BitinasEtal2000,BitinasEtal200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660">
            <text:p>Vs-1660</text:p>
          </table:table-cell>
          <table:table-cell office:value-type="float" office:value="55.67">
            <text:p>55.67</text:p>
          </table:table-cell>
          <table:table-cell office:value-type="float" office:value="21.13">
            <text:p>21.13</text:p>
          </table:table-cell>
          <table:table-cell office:value-type="float" office:value="9260.0">
            <text:p>9260.0</text:p>
          </table:table-cell>
          <table:table-cell office:value-type="float" office:value="127.5">
            <text:p>127.5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4.0">
            <text:p>-14.0</text:p>
          </table:table-cell>
          <table:table-cell office:value-type="float" office:value="0.5006246048687679">
            <text:p>0.5006246048687679</text:p>
          </table:table-cell>
          <table:table-cell office:value-type="float" office:value="0.5006246048687679">
            <text:p>0.5006246048687679</text:p>
          </table:table-cell>
          <table:table-cell office:value-type="string" office:value="Damusyte2011,RosentauEtal2021">
            <text:p>Damusyte2011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